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13.53mm"/>
    </style:style>
    <style:style style:name="co5" style:family="table-column">
      <style:table-column-properties fo:break-before="auto" style:column-width="26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27"/>
    <style:style style:name="ce4" style:family="table-cell" style:parent-style-name="Default" style:data-style-name="N4"/>
    <style:style style:name="ce5" style:family="table-cell" style:parent-style-name="Default" style:data-style-name="N4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1"/>
    <style:style style:name="ce8" style:family="table-cell" style:parent-style-name="Default" style:data-style-name="N120"/>
    <style:style style:name="ce9" style:family="table-cell" style:parent-style-name="Default" style:data-style-name="N2">
      <style:text-properties fo:font-weight="normal" style:font-weight-asian="normal" style:font-weight-complex="normal"/>
    </style:style>
    <style:style style:name="ce10" style:family="table-cell" style:parent-style-name="Default" style:data-style-name="N50"/>
    <style:style style:name="ce11" style:family="table-cell" style:parent-style-name="Default" style:data-style-name="N50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Calib" table:style-name="ta1">
        <table:shapes>
          <draw:frame draw:z-index="0" draw:style-name="gr1" draw:text-style-name="P1" svg:width="120mm" svg:height="67.5mm" svg:x="209.46mm" svg:y="12.68mm">
            <loext:p draw:notify-on-update-of-ranges="Calib.D5:Calib.D13 Calib.K4:Calib.K4 Calib.K5:Calib.K13 Calib.D5:Calib.D13 Calib.L4:Calib.L4 Calib.L5:Calib.L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0mm" svg:height="67.6mm" svg:x="333.3mm" svg:y="13.21mm">
            <loext:p draw:notify-on-update-of-ranges="Calib.D15:Calib.D23 Calib.K14:Calib.K14 Calib.K15:Calib.K23 Calib.D15:Calib.D23 Calib.L14:Calib.L14 Calib.L15:Calib.L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0mm" svg:height="67.5mm" svg:x="208.91mm" svg:y="88.65mm">
            <loext:p draw:notify-on-update-of-ranges="Calib.D25:Calib.D33 Calib.K24:Calib.K24 Calib.K25:Calib.K33 Calib.D25:Calib.D33 Calib.L24:Calib.L24 Calib.L25:Calib.L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20mm" svg:height="67.5mm" svg:x="334.13mm" svg:y="88.83mm">
            <loext:p draw:notify-on-update-of-ranges="Calib.D35:Calib.D43 Calib.K34:Calib.K34 Calib.K35:Calib.K43 Calib.D35:Calib.D43 Calib.L34:Calib.L34 Calib.L35:Calib.L4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24.64mm" svg:height="70.11mm" svg:x="209.41mm" svg:y="163.77mm">
            <loext:p draw:notify-on-update-of-ranges="Calib.D5:Calib.D13 Calib.B1:Calib.B1 Calib.M5:Calib.M13 Calib.D25:Calib.D33 Calib.B1:Calib.B1 Calib.M25:Calib.M33 Calib.D35:Calib.D43 Calib.B1:Calib.B1 Calib.M35:Calib.M43 Calib.D15:Calib.D23 Calib.B1:Calib.B1 Calib.M15:Calib.M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volt-&gt;AD</text:p>
          </table:table-cell>
          <table:table-cell table:style-name="ce1" office:value-type="string" calcext:value-type="string">
            <text:p>AD-&gt;volt</text:p>
          </table:table-cell>
          <table:table-cell table:number-columns-repeated="102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Ref voltage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medel</text:p>
          </table:table-cell>
          <table:table-cell table:style-name="ce1" office:value-type="string" calcext:value-type="string">
            <text:p>stdav</text:p>
          </table:table-cell>
          <table:table-cell table:style-name="ce1" office:value-type="string" calcext:value-type="string">
            <text:p>AD-diff</text:p>
          </table:table-cell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3" table:formula="of:=TREND([.K5:.K13];[.D5:.D13];[.$A$3])" office:value-type="float" office:value="22.0985031358572" calcext:value-type="float">
            <text:p>22,1</text:p>
          </table:table-cell>
          <table:table-cell table:formula="of:=TREND([.D5:.D13];[.K5:.K13];[.$B$3])" office:value-type="float" office:value="0.181525780859966" calcext:value-type="float">
            <text:p>0,18</text:p>
          </table:table-cell>
          <table:table-cell table:style-name="ce6" office:value-type="string" calcext:value-type="string">
            <text:p>S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7" table:formula="of:=AVERAGE([.E5:.J5])" office:value-type="float" office:value="8.16666666666667" calcext:value-type="float">
            <text:p>8</text:p>
          </table:table-cell>
          <table:table-cell table:style-name="ce8" table:formula="of:=STDEV([.E5:.J5])" office:value-type="float" office:value="1.16904519445001" calcext:value-type="float">
            <text:p>1,2</text:p>
          </table:table-cell>
          <table:table-cell table:style-name="ce9" table:formula="of:=[.D5]/5*1023 - [.K5]" office:value-type="float" office:value="-8.16666666666667" calcext:value-type="float">
            <text:p>-8,17</text:p>
          </table:table-cell>
          <table:table-cell table:style-name="ce9" table:number-columns-repeated="2"/>
          <table:table-cell table:style-name="ce6" table:number-columns-repeated="4"/>
          <table:table-cell table:style-name="ce11"/>
          <table:table-cell table:style-name="ce6" table:number-columns-repeated="1003"/>
        </table:table-row>
        <table:table-row table:style-name="ro1">
          <table:table-cell table:style-name="ce3"/>
          <table:table-cell/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table:style-name="ce7" table:formula="of:=AVERAGE([.E6:.J6])" office:value-type="float" office:value="200.666666666667" calcext:value-type="float">
            <text:p>201</text:p>
          </table:table-cell>
          <table:table-cell table:style-name="ce8" table:formula="of:=STDEV([.E6:.J6])" office:value-type="float" office:value="3.44480284873702" calcext:value-type="float">
            <text:p>3,4</text:p>
          </table:table-cell>
          <table:table-cell table:style-name="ce9" table:formula="of:=[.D6]/5*1023 - [.K6]" office:value-type="float" office:value="3.93333333333337" calcext:value-type="float">
            <text:p>3,93</text:p>
          </table:table-cell>
          <table:table-cell table:style-name="ce9" table:number-columns-repeated="2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style-name="ce3"/>
          <table:table-cell/>
          <table:table-cell office:value-type="string" calcext:value-type="string">
            <text:p>S1</text:p>
          </table:table-cell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 table:style-name="ce7" table:formula="of:=AVERAGE([.E7:.J7])" office:value-type="float" office:value="395.833333333333" calcext:value-type="float">
            <text:p>396</text:p>
          </table:table-cell>
          <table:table-cell table:style-name="ce8" table:formula="of:=STDEV([.E7:.J7])" office:value-type="float" office:value="3.06050104830347" calcext:value-type="float">
            <text:p>3,1</text:p>
          </table:table-cell>
          <table:table-cell table:style-name="ce9" table:formula="of:=[.D7]/5*1023 - [.K7]" office:value-type="float" office:value="13.3666666666667" calcext:value-type="float">
            <text:p>13,37</text:p>
          </table:table-cell>
          <table:table-cell table:style-name="ce9" table:number-columns-repeated="2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style-name="ce3"/>
          <table:table-cell/>
          <table:table-cell office:value-type="string" calcext:value-type="string">
            <text:p>S1</text:p>
          </table:table-cell>
          <table:table-cell office:value-type="float" office:value="3" calcext:value-type="float">
            <text:p>3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3" calcext:value-type="float">
            <text:p>593</text:p>
          </table:table-cell>
          <table:table-cell office:value-type="float" office:value="601" calcext:value-type="float">
            <text:p>601</text:p>
          </table:table-cell>
          <table:table-cell office:value-type="float" office:value="595" calcext:value-type="float">
            <text:p>595</text:p>
          </table:table-cell>
          <table:table-cell office:value-type="float" office:value="597" calcext:value-type="float">
            <text:p>597</text:p>
          </table:table-cell>
          <table:table-cell table:style-name="ce7" table:formula="of:=AVERAGE([.E8:.J8])" office:value-type="float" office:value="596.166666666667" calcext:value-type="float">
            <text:p>596</text:p>
          </table:table-cell>
          <table:table-cell table:style-name="ce8" table:formula="of:=STDEV([.E8:.J8])" office:value-type="float" office:value="2.71416039810964" calcext:value-type="float">
            <text:p>2,7</text:p>
          </table:table-cell>
          <table:table-cell table:style-name="ce9" table:formula="of:=[.D8]/5*1023 - [.K8]" office:value-type="float" office:value="17.6333333333333" calcext:value-type="float">
            <text:p>17,63</text:p>
          </table:table-cell>
          <table:table-cell table:style-name="ce9" table:number-columns-repeated="2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style-name="ce3"/>
          <table:table-cell/>
          <table:table-cell office:value-type="string" calcext:value-type="string">
            <text:p>S1</text:p>
          </table:table-cell>
          <table:table-cell office:value-type="float" office:value="4" calcext:value-type="float">
            <text:p>4</text:p>
          </table:table-cell>
          <table:table-cell office:value-type="float" office:value="797" calcext:value-type="float">
            <text:p>797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9" calcext:value-type="float">
            <text:p>799</text:p>
          </table:table-cell>
          <table:table-cell office:value-type="float" office:value="793" calcext:value-type="float">
            <text:p>793</text:p>
          </table:table-cell>
          <table:table-cell office:value-type="float" office:value="795" calcext:value-type="float">
            <text:p>795</text:p>
          </table:table-cell>
          <table:table-cell table:style-name="ce7" table:formula="of:=AVERAGE([.E9:.J9])" office:value-type="float" office:value="795.5" calcext:value-type="float">
            <text:p>796</text:p>
          </table:table-cell>
          <table:table-cell table:style-name="ce8" table:formula="of:=STDEV([.E9:.J9])" office:value-type="float" office:value="2.16794833886788" calcext:value-type="float">
            <text:p>2,2</text:p>
          </table:table-cell>
          <table:table-cell table:style-name="ce9" table:formula="of:=[.D9]/5*1023 - [.K9]" office:value-type="float" office:value="22.9000000000001" calcext:value-type="float">
            <text:p>22,90</text:p>
          </table:table-cell>
          <table:table-cell table:style-name="ce9" table:number-columns-repeated="2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style-name="ce3"/>
          <table:table-cell/>
          <table:table-cell office:value-type="string" calcext:value-type="string">
            <text:p>S1</text:p>
          </table:table-cell>
          <table:table-cell office:value-type="float" office:value="4.25" calcext:value-type="float">
            <text:p>4,25</text:p>
          </table:table-cell>
          <table:table-cell office:value-type="float" office:value="846" calcext:value-type="float">
            <text:p>846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 office:value-type="float" office:value="843" calcext:value-type="float">
            <text:p>843</text:p>
          </table:table-cell>
          <table:table-cell table:style-name="ce7" table:formula="of:=AVERAGE([.E10:.J10])" office:value-type="float" office:value="843.666666666667" calcext:value-type="float">
            <text:p>844</text:p>
          </table:table-cell>
          <table:table-cell table:style-name="ce8" table:formula="of:=STDEV([.E10:.J10])" office:value-type="float" office:value="1.36626010212795" calcext:value-type="float">
            <text:p>1,4</text:p>
          </table:table-cell>
          <table:table-cell table:style-name="ce9" table:formula="of:=[.D10]/5*1023 - [.K10]" office:value-type="float" office:value="25.8833333333333" calcext:value-type="float">
            <text:p>25,88</text:p>
          </table:table-cell>
          <table:table-cell table:style-name="ce9" table:number-columns-repeated="2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style-name="ce3"/>
          <table:table-cell/>
          <table:table-cell office:value-type="string" calcext:value-type="string">
            <text:p>S1</text:p>
          </table:table-cell>
          <table:table-cell office:value-type="float" office:value="4.4" calcext:value-type="float">
            <text:p>4,4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864" calcext:value-type="float">
            <text:p>864</text:p>
          </table:table-cell>
          <table:table-cell table:number-columns-repeated="2"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table:style-name="ce7" table:formula="of:=AVERAGE([.E11:.J11])" office:value-type="float" office:value="863.833333333333" calcext:value-type="float">
            <text:p>864</text:p>
          </table:table-cell>
          <table:table-cell table:style-name="ce8" table:formula="of:=STDEV([.E11:.J11])" office:value-type="float" office:value="0.752772652709081" calcext:value-type="float">
            <text:p>0,8</text:p>
          </table:table-cell>
          <table:table-cell table:style-name="ce9" table:formula="of:=[.D11]/5*1023 - [.K11]" office:value-type="float" office:value="36.4066666666668" calcext:value-type="float">
            <text:p>36,41</text:p>
          </table:table-cell>
          <table:table-cell table:style-name="ce9" table:number-columns-repeated="2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style-name="ce3"/>
          <table:table-cell/>
          <table:table-cell office:value-type="string" calcext:value-type="string">
            <text:p>S1</text:p>
          </table:table-cell>
          <table:table-cell office:value-type="float" office:value="4.5" calcext:value-type="float">
            <text:p>4,5</text:p>
          </table:table-cell>
          <table:table-cell office:value-type="float" office:value="866" calcext:value-type="float">
            <text:p>866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table:style-name="ce7" table:formula="of:=AVERAGE([.E12:.J12])" office:value-type="float" office:value="866.5" calcext:value-type="float">
            <text:p>867</text:p>
          </table:table-cell>
          <table:table-cell table:style-name="ce8" table:formula="of:=STDEV([.E12:.J12])" office:value-type="float" office:value="1.6431676725155" calcext:value-type="float">
            <text:p>1,6</text:p>
          </table:table-cell>
          <table:table-cell table:style-name="ce9" table:formula="of:=[.D12]/5*1023 - [.K12]" office:value-type="float" office:value="54.2" calcext:value-type="float">
            <text:p>54,20</text:p>
          </table:table-cell>
          <table:table-cell table:style-name="ce9" table:number-columns-repeated="2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style-name="ce3"/>
          <table:table-cell/>
          <table:table-cell office:value-type="string" calcext:value-type="string">
            <text:p>S1</text:p>
          </table:table-cell>
          <table:table-cell office:value-type="float" office:value="5" calcext:value-type="float">
            <text:p>5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  <table:table-cell office:value-type="float" office:value="870" calcext:value-type="float">
            <text:p>870</text:p>
          </table:table-cell>
          <table:table-cell office:value-type="float" office:value="875" calcext:value-type="float">
            <text:p>875</text:p>
          </table:table-cell>
          <table:table-cell table:style-name="ce7" table:formula="of:=AVERAGE([.E13:.J13])" office:value-type="float" office:value="872.833333333333" calcext:value-type="float">
            <text:p>873</text:p>
          </table:table-cell>
          <table:table-cell table:style-name="ce8" table:formula="of:=STDEV([.E13:.J13])" office:value-type="float" office:value="1.72240142436851" calcext:value-type="float">
            <text:p>1,7</text:p>
          </table:table-cell>
          <table:table-cell table:style-name="ce9" table:formula="of:=[.D13]/5*1023 - [.K13]" office:value-type="float" office:value="150.166666666667" calcext:value-type="float">
            <text:p>150,17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 table:style-name="ce5"/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Ref voltage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medel</text:p>
          </table:table-cell>
          <table:table-cell table:style-name="ce1" office:value-type="string" calcext:value-type="string">
            <text:p>stdav</text:p>
          </table:table-cell>
          <table:table-cell table:style-name="ce1" office:value-type="string" calcext:value-type="string">
            <text:p>AD-diff</text:p>
          </table:table-cell>
          <table:table-cell table:style-name="ce1" table:number-columns-repeated="2"/>
          <table:table-cell table:style-name="ce6" table:number-columns-repeated="3"/>
          <table:table-cell table:number-columns-repeated="7"/>
          <table:table-cell table:style-name="ce6" table:number-columns-repeated="998"/>
        </table:table-row>
        <table:table-row table:style-name="ro1">
          <table:table-cell table:style-name="ce3" table:formula="of:=TREND([.K15:.K23];[.D15:.D23];[.$A$3])" office:value-type="float" office:value="22.2636939944953" calcext:value-type="float">
            <text:p>22,3</text:p>
          </table:table-cell>
          <table:table-cell table:formula="of:=TREND([.D15:.D23];[.K15:.K23];[.$B$3])" office:value-type="float" office:value="0.178552742993857" calcext:value-type="float">
            <text:p>0,18</text:p>
          </table:table-cell>
          <table:table-cell office:value-type="string" calcext:value-type="string">
            <text:p>S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7" table:formula="of:=AVERAGE([.E15:.J15])" office:value-type="float" office:value="7.66666666666667" calcext:value-type="float">
            <text:p>8</text:p>
          </table:table-cell>
          <table:table-cell table:style-name="ce8" table:formula="of:=STDEV([.E15:.J15])" office:value-type="float" office:value="0.516397779494322" calcext:value-type="float">
            <text:p>0,5</text:p>
          </table:table-cell>
          <table:table-cell table:style-name="ce9" table:formula="of:=[.D15]/5*1023 - [.K15]" office:value-type="float" office:value="-7.66666666666667" calcext:value-type="float">
            <text:p>-7,67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table:style-name="ce7" table:formula="of:=AVERAGE([.E16:.J16])" office:value-type="float" office:value="202" calcext:value-type="float">
            <text:p>202</text:p>
          </table:table-cell>
          <table:table-cell table:style-name="ce8" table:formula="of:=STDEV([.E16:.J16])" office:value-type="float" office:value="1.78885438199983" calcext:value-type="float">
            <text:p>1,8</text:p>
          </table:table-cell>
          <table:table-cell table:style-name="ce9" table:formula="of:=[.D16]/5*1023 - [.K16]" office:value-type="float" office:value="2.60000000000002" calcext:value-type="float">
            <text:p>2,60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2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table:style-name="ce7" table:formula="of:=AVERAGE([.E17:.J17])" office:value-type="float" office:value="401" calcext:value-type="float">
            <text:p>401</text:p>
          </table:table-cell>
          <table:table-cell table:style-name="ce8" table:formula="of:=STDEV([.E17:.J17])" office:value-type="float" office:value="1.78885438199983" calcext:value-type="float">
            <text:p>1,8</text:p>
          </table:table-cell>
          <table:table-cell table:style-name="ce9" table:formula="of:=[.D17]/5*1023 - [.K17]" office:value-type="float" office:value="8.20000000000005" calcext:value-type="float">
            <text:p>8,20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93" calcext:value-type="float">
            <text:p>593</text:p>
          </table:table-cell>
          <table:table-cell office:value-type="float" office:value="592" calcext:value-type="float">
            <text:p>592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6" calcext:value-type="float">
            <text:p>596</text:p>
          </table:table-cell>
          <table:table-cell table:style-name="ce7" table:formula="of:=AVERAGE([.E18:.J18])" office:value-type="float" office:value="592.5" calcext:value-type="float">
            <text:p>593</text:p>
          </table:table-cell>
          <table:table-cell table:style-name="ce8" table:formula="of:=STDEV([.E18:.J18])" office:value-type="float" office:value="2.07364413533277" calcext:value-type="float">
            <text:p>2,1</text:p>
          </table:table-cell>
          <table:table-cell table:style-name="ce9" table:formula="of:=[.D18]/5*1023 - [.K18]" office:value-type="float" office:value="21.3" calcext:value-type="float">
            <text:p>21,30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2</text:p>
          </table:table-cell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791" calcext:value-type="float">
            <text:p>791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798" calcext:value-type="float">
            <text:p>798</text:p>
          </table:table-cell>
          <table:table-cell table:style-name="ce7" table:formula="of:=AVERAGE([.E19:.J19])" office:value-type="float" office:value="794.5" calcext:value-type="float">
            <text:p>795</text:p>
          </table:table-cell>
          <table:table-cell table:style-name="ce8" table:formula="of:=STDEV([.E19:.J19])" office:value-type="float" office:value="2.94957624075052" calcext:value-type="float">
            <text:p>2,9</text:p>
          </table:table-cell>
          <table:table-cell table:style-name="ce9" table:formula="of:=[.D19]/5*1023 - [.K19]" office:value-type="float" office:value="23.9000000000001" calcext:value-type="float">
            <text:p>23,90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2</text:p>
          </table:table-cell>
          <table:table-cell office:value-type="float" office:value="4.25" calcext:value-type="float">
            <text:p>4,25</text:p>
          </table:table-cell>
          <table:table-cell table:number-columns-repeated="2" office:value-type="float" office:value="844" calcext:value-type="float">
            <text:p>844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table:style-name="ce7" table:formula="of:=AVERAGE([.E20:.J20])" office:value-type="float" office:value="843.666666666667" calcext:value-type="float">
            <text:p>844</text:p>
          </table:table-cell>
          <table:table-cell table:style-name="ce8" table:formula="of:=STDEV([.E20:.J20])" office:value-type="float" office:value="1.36626010212795" calcext:value-type="float">
            <text:p>1,4</text:p>
          </table:table-cell>
          <table:table-cell table:style-name="ce9" table:formula="of:=[.D20]/5*1023 - [.K20]" office:value-type="float" office:value="25.8833333333333" calcext:value-type="float">
            <text:p>25,88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2</text:p>
          </table:table-cell>
          <table:table-cell office:value-type="float" office:value="4.4" calcext:value-type="float">
            <text:p>4,4</text:p>
          </table:table-cell>
          <table:table-cell office:value-type="float" office:value="870" calcext:value-type="float">
            <text:p>870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64" calcext:value-type="float">
            <text:p>864</text:p>
          </table:table-cell>
          <table:table-cell table:style-name="ce7" table:formula="of:=AVERAGE([.E21:.J21])" office:value-type="float" office:value="869" calcext:value-type="float">
            <text:p>869</text:p>
          </table:table-cell>
          <table:table-cell table:style-name="ce8" table:formula="of:=STDEV([.E21:.J21])" office:value-type="float" office:value="3.57770876399966" calcext:value-type="float">
            <text:p>3,6</text:p>
          </table:table-cell>
          <table:table-cell table:style-name="ce9" table:formula="of:=[.D21]/5*1023 - [.K21]" office:value-type="float" office:value="31.2400000000001" calcext:value-type="float">
            <text:p>31,24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2</text:p>
          </table:table-cell>
          <table:table-cell office:value-type="float" office:value="4.5" calcext:value-type="float">
            <text:p>4,5</text:p>
          </table:table-cell>
          <table:table-cell table:number-columns-repeated="4"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69" calcext:value-type="float">
            <text:p>869</text:p>
          </table:table-cell>
          <table:table-cell table:style-name="ce7" table:formula="of:=AVERAGE([.E22:.J22])" office:value-type="float" office:value="869.166666666667" calcext:value-type="float">
            <text:p>869</text:p>
          </table:table-cell>
          <table:table-cell table:style-name="ce8" table:formula="of:=STDEV([.E22:.J22])" office:value-type="float" office:value="0.408248290463863" calcext:value-type="float">
            <text:p>0,4</text:p>
          </table:table-cell>
          <table:table-cell table:style-name="ce9" table:formula="of:=[.D22]/5*1023 - [.K22]" office:value-type="float" office:value="51.5333333333334" calcext:value-type="float">
            <text:p>51,53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 table:style-name="ce5"/>
          <table:table-cell office:value-type="string" calcext:value-type="string">
            <text:p>S2</text:p>
          </table:table-cell>
          <table:table-cell office:value-type="float" office:value="5" calcext:value-type="float">
            <text:p>5</text:p>
          </table:table-cell>
          <table:table-cell office:value-type="float" office:value="879" calcext:value-type="float">
            <text:p>879</text:p>
          </table:table-cell>
          <table:table-cell office:value-type="float" office:value="877" calcext:value-type="float">
            <text:p>877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5" calcext:value-type="float">
            <text:p>875</text:p>
          </table:table-cell>
          <table:table-cell office:value-type="float" office:value="877" calcext:value-type="float">
            <text:p>877</text:p>
          </table:table-cell>
          <table:table-cell table:style-name="ce7" table:formula="of:=AVERAGE([.E23:.J23])" office:value-type="float" office:value="876.833333333333" calcext:value-type="float">
            <text:p>877</text:p>
          </table:table-cell>
          <table:table-cell table:style-name="ce8" table:formula="of:=STDEV([.E23:.J23])" office:value-type="float" office:value="1.32916013582513" calcext:value-type="float">
            <text:p>1,3</text:p>
          </table:table-cell>
          <table:table-cell table:style-name="ce9" table:formula="of:=[.D23]/5*1023 - [.K23]" office:value-type="float" office:value="146.166666666667" calcext:value-type="float">
            <text:p>146,17</text:p>
          </table:table-cell>
          <table:table-cell table:style-name="ce9" table:number-columns-repeated="2"/>
          <table:table-cell table:style-name="ce6" table:number-columns-repeated="1008"/>
        </table:table-row>
        <table:table-row table:style-name="ro1">
          <table:table-cell table:style-name="ce3"/>
          <table:table-cell/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Ref voltage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medel</text:p>
          </table:table-cell>
          <table:table-cell table:style-name="ce1" office:value-type="string" calcext:value-type="string">
            <text:p>stdav</text:p>
          </table:table-cell>
          <table:table-cell table:style-name="ce1" office:value-type="string" calcext:value-type="string">
            <text:p>AD-diff</text:p>
          </table:table-cell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3" table:formula="of:=TREND([.K25:.K33];[.D25:.D33];[.$A$3])" office:value-type="float" office:value="21.863419137" calcext:value-type="float">
            <text:p>21,9</text:p>
          </table:table-cell>
          <table:table-cell table:formula="of:=TREND([.D25:.D33];[.K25:.K33];[.$B$3])" office:value-type="float" office:value="0.182579261163174" calcext:value-type="float">
            <text:p>0,18</text:p>
          </table:table-cell>
          <table:table-cell office:value-type="string" calcext:value-type="string">
            <text:p>S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7" table:formula="of:=AVERAGE([.E25:.J25])" office:value-type="float" office:value="8.66666666666667" calcext:value-type="float">
            <text:p>9</text:p>
          </table:table-cell>
          <table:table-cell table:style-name="ce8" table:formula="of:=STDEV([.E25:.J25])" office:value-type="float" office:value="1.63299316185545" calcext:value-type="float">
            <text:p>1,6</text:p>
          </table:table-cell>
          <table:table-cell table:style-name="ce9" table:formula="of:=[.D25]/5*1023 - [.K25]" office:value-type="float" office:value="-8.66666666666667" calcext:value-type="float">
            <text:p>-8,67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table:style-name="ce7" table:formula="of:=AVERAGE([.E26:.J26])" office:value-type="float" office:value="198.666666666667" calcext:value-type="float">
            <text:p>199</text:p>
          </table:table-cell>
          <table:table-cell table:style-name="ce8" table:formula="of:=STDEV([.E26:.J26])" office:value-type="float" office:value="2.58198889747161" calcext:value-type="float">
            <text:p>2,6</text:p>
          </table:table-cell>
          <table:table-cell table:style-name="ce9" table:formula="of:=[.D26]/5*1023 - [.K26]" office:value-type="float" office:value="5.93333333333337" calcext:value-type="float">
            <text:p>5,93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3</text:p>
          </table:table-cell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399" calcext:value-type="float">
            <text:p>399</text:p>
          </table:table-cell>
          <table:table-cell office:value-type="float" office:value="396" calcext:value-type="float">
            <text:p>396</text:p>
          </table:table-cell>
          <table:table-cell table:style-name="ce7" table:formula="of:=AVERAGE([.E27:.J27])" office:value-type="float" office:value="397.333333333333" calcext:value-type="float">
            <text:p>397</text:p>
          </table:table-cell>
          <table:table-cell table:style-name="ce8" table:formula="of:=STDEV([.E27:.J27])" office:value-type="float" office:value="1.36626010212795" calcext:value-type="float">
            <text:p>1,4</text:p>
          </table:table-cell>
          <table:table-cell table:style-name="ce9" table:formula="of:=[.D27]/5*1023 - [.K27]" office:value-type="float" office:value="11.8666666666667" calcext:value-type="float">
            <text:p>11,87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3</text:p>
          </table:table-cell>
          <table:table-cell office:value-type="float" office:value="3" calcext:value-type="float">
            <text:p>3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97" calcext:value-type="float">
            <text:p>597</text:p>
          </table:table-cell>
          <table:table-cell office:value-type="float" office:value="594" calcext:value-type="float">
            <text:p>594</text:p>
          </table:table-cell>
          <table:table-cell office:value-type="float" office:value="600" calcext:value-type="float">
            <text:p>600</text:p>
          </table:table-cell>
          <table:table-cell table:style-name="ce7" table:formula="of:=AVERAGE([.E28:.J28])" office:value-type="float" office:value="595.833333333333" calcext:value-type="float">
            <text:p>596</text:p>
          </table:table-cell>
          <table:table-cell table:style-name="ce8" table:formula="of:=STDEV([.E28:.J28])" office:value-type="float" office:value="2.31660671385254" calcext:value-type="float">
            <text:p>2,3</text:p>
          </table:table-cell>
          <table:table-cell table:style-name="ce9" table:formula="of:=[.D28]/5*1023 - [.K28]" office:value-type="float" office:value="17.9666666666666" calcext:value-type="float">
            <text:p>17,97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3</text:p>
          </table:table-cell>
          <table:table-cell office:value-type="float" office:value="4" calcext:value-type="float">
            <text:p>4</text:p>
          </table:table-cell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float" office:value="796" calcext:value-type="float">
            <text:p>796</text:p>
          </table:table-cell>
          <table:table-cell office:value-type="float" office:value="795" calcext:value-type="float">
            <text:p>795</text:p>
          </table:table-cell>
          <table:table-cell table:style-name="ce7" table:formula="of:=AVERAGE([.E29:.J29])" office:value-type="float" office:value="794.833333333333" calcext:value-type="float">
            <text:p>795</text:p>
          </table:table-cell>
          <table:table-cell table:style-name="ce8" table:formula="of:=STDEV([.E29:.J29])" office:value-type="float" office:value="0.752772652709081" calcext:value-type="float">
            <text:p>0,8</text:p>
          </table:table-cell>
          <table:table-cell table:style-name="ce9" table:formula="of:=[.D29]/5*1023 - [.K29]" office:value-type="float" office:value="23.5666666666667" calcext:value-type="float">
            <text:p>23,57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3</text:p>
          </table:table-cell>
          <table:table-cell office:value-type="float" office:value="4.25" calcext:value-type="float">
            <text:p>4,25</text:p>
          </table:table-cell>
          <table:table-cell office:value-type="float" office:value="845" calcext:value-type="float">
            <text:p>845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float" office:value="842" calcext:value-type="float">
            <text:p>842</text:p>
          </table:table-cell>
          <table:table-cell table:number-columns-repeated="2" office:value-type="float" office:value="843" calcext:value-type="float">
            <text:p>843</text:p>
          </table:table-cell>
          <table:table-cell table:style-name="ce7" table:formula="of:=AVERAGE([.E30:.J30])" office:value-type="float" office:value="842.666666666667" calcext:value-type="float">
            <text:p>843</text:p>
          </table:table-cell>
          <table:table-cell table:style-name="ce8" table:formula="of:=STDEV([.E30:.J30])" office:value-type="float" office:value="1.36626010212795" calcext:value-type="float">
            <text:p>1,4</text:p>
          </table:table-cell>
          <table:table-cell table:style-name="ce9" table:formula="of:=[.D30]/5*1023 - [.K30]" office:value-type="float" office:value="26.8833333333333" calcext:value-type="float">
            <text:p>26,88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3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float" office:value="863" calcext:value-type="float">
            <text:p>863</text:p>
          </table:table-cell>
          <table:table-cell office:value-type="float" office:value="865" calcext:value-type="float">
            <text:p>865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9" calcext:value-type="float">
            <text:p>869</text:p>
          </table:table-cell>
          <table:table-cell table:style-name="ce7" table:formula="of:=AVERAGE([.E31:.J31])" office:value-type="float" office:value="864.5" calcext:value-type="float">
            <text:p>865</text:p>
          </table:table-cell>
          <table:table-cell table:style-name="ce8" table:formula="of:=STDEV([.E31:.J31])" office:value-type="float" office:value="2.34520787991171" calcext:value-type="float">
            <text:p>2,3</text:p>
          </table:table-cell>
          <table:table-cell table:style-name="ce9" table:formula="of:=[.D31]/5*1023 - [.K31]" office:value-type="float" office:value="35.7400000000001" calcext:value-type="float">
            <text:p>35,74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 table:style-name="ce5"/>
          <table:table-cell office:value-type="string" calcext:value-type="string">
            <text:p>S3</text:p>
          </table:table-cell>
          <table:table-cell office:value-type="float" office:value="4.5" calcext:value-type="float">
            <text:p>4,5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67" calcext:value-type="float">
            <text:p>867</text:p>
          </table:table-cell>
          <table:table-cell table:style-name="ce7" table:formula="of:=AVERAGE([.E32:.J32])" office:value-type="float" office:value="867.5" calcext:value-type="float">
            <text:p>868</text:p>
          </table:table-cell>
          <table:table-cell table:style-name="ce8" table:formula="of:=STDEV([.E32:.J32])" office:value-type="float" office:value="1.22474487139159" calcext:value-type="float">
            <text:p>1,2</text:p>
          </table:table-cell>
          <table:table-cell table:style-name="ce9" table:formula="of:=[.D32]/5*1023 - [.K32]" office:value-type="float" office:value="53.2000000000001" calcext:value-type="float">
            <text:p>53,20</text:p>
          </table:table-cell>
          <table:table-cell table:style-name="ce9" table:number-columns-repeated="2"/>
          <table:table-cell table:style-name="ce6"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3</text:p>
          </table:table-cell>
          <table:table-cell office:value-type="float" office:value="5" calcext:value-type="float">
            <text:p>5</text:p>
          </table:table-cell>
          <table:table-cell office:value-type="float" office:value="875" calcext:value-type="float">
            <text:p>875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0" calcext:value-type="float">
            <text:p>870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table:style-name="ce7" table:formula="of:=AVERAGE([.E33:.J33])" office:value-type="float" office:value="872.833333333333" calcext:value-type="float">
            <text:p>873</text:p>
          </table:table-cell>
          <table:table-cell table:style-name="ce8" table:formula="of:=STDEV([.E33:.J33])" office:value-type="float" office:value="1.72240142436851" calcext:value-type="float">
            <text:p>1,7</text:p>
          </table:table-cell>
          <table:table-cell table:style-name="ce9" table:formula="of:=[.D33]/5*1023 - [.K33]" office:value-type="float" office:value="150.166666666667" calcext:value-type="float">
            <text:p>150,17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Ref voltage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medel</text:p>
          </table:table-cell>
          <table:table-cell table:style-name="ce1" office:value-type="string" calcext:value-type="string">
            <text:p>stdav</text:p>
          </table:table-cell>
          <table:table-cell table:style-name="ce1" office:value-type="string" calcext:value-type="string">
            <text:p>AD-diff</text:p>
          </table:table-cell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3" table:formula="of:=TREND([.K35:.K43];[.D35:.D43];[.$A$3])" office:value-type="float" office:value="21.8983346869408" calcext:value-type="float">
            <text:p>21,9</text:p>
          </table:table-cell>
          <table:table-cell table:formula="of:=TREND([.D35:.D43];[.K35:.K43];[.$B$3])" office:value-type="float" office:value="0.180200756328189" calcext:value-type="float">
            <text:p>0,18</text:p>
          </table:table-cell>
          <table:table-cell table:style-name="ce6" office:value-type="string" calcext:value-type="string">
            <text:p>S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7" table:formula="of:=AVERAGE([.E35:.J35])" office:value-type="float" office:value="7.83333333333333" calcext:value-type="float">
            <text:p>8</text:p>
          </table:table-cell>
          <table:table-cell table:style-name="ce8" table:formula="of:=STDEV([.E35:.J35])" office:value-type="float" office:value="0.408248290463863" calcext:value-type="float">
            <text:p>0,4</text:p>
          </table:table-cell>
          <table:table-cell table:style-name="ce9" table:formula="of:=[.D35]/5*1023 - [.K35]" office:value-type="float" office:value="-7.83333333333333" calcext:value-type="float">
            <text:p>-7,83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4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table:style-name="ce7" table:formula="of:=AVERAGE([.E36:.J36])" office:value-type="float" office:value="201.333333333333" calcext:value-type="float">
            <text:p>201</text:p>
          </table:table-cell>
          <table:table-cell table:style-name="ce8" table:formula="of:=STDEV([.E36:.J36])" office:value-type="float" office:value="2.16024689946929" calcext:value-type="float">
            <text:p>2,2</text:p>
          </table:table-cell>
          <table:table-cell table:style-name="ce9" table:formula="of:=[.D36]/5*1023 - [.K36]" office:value-type="float" office:value="3.26666666666668" calcext:value-type="float">
            <text:p>3,27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4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table:style-name="ce7" table:formula="of:=AVERAGE([.E37:.J37])" office:value-type="float" office:value="400.166666666667" calcext:value-type="float">
            <text:p>400</text:p>
          </table:table-cell>
          <table:table-cell table:style-name="ce8" table:formula="of:=STDEV([.E37:.J37])" office:value-type="float" office:value="1.16904519445001" calcext:value-type="float">
            <text:p>1,2</text:p>
          </table:table-cell>
          <table:table-cell table:style-name="ce9" table:formula="of:=[.D37]/5*1023 - [.K37]" office:value-type="float" office:value="9.03333333333336" calcext:value-type="float">
            <text:p>9,03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4</text:p>
          </table:table-cell>
          <table:table-cell office:value-type="float" office:value="3" calcext:value-type="float">
            <text:p>3</text:p>
          </table:table-cell>
          <table:table-cell office:value-type="float" office:value="594" calcext:value-type="float">
            <text:p>594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1" calcext:value-type="float">
            <text:p>591</text:p>
          </table:table-cell>
          <table:table-cell table:style-name="ce7" table:formula="of:=AVERAGE([.E38:.J38])" office:value-type="float" office:value="591.833333333333" calcext:value-type="float">
            <text:p>592</text:p>
          </table:table-cell>
          <table:table-cell table:style-name="ce8" table:formula="of:=STDEV([.E38:.J38])" office:value-type="float" office:value="1.47196014438797" calcext:value-type="float">
            <text:p>1,5</text:p>
          </table:table-cell>
          <table:table-cell table:style-name="ce9" table:formula="of:=[.D38]/5*1023 - [.K38]" office:value-type="float" office:value="21.9666666666666" calcext:value-type="float">
            <text:p>21,97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4</text:p>
          </table:table-cell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5" calcext:value-type="float">
            <text:p>795</text:p>
          </table:table-cell>
          <table:table-cell office:value-type="float" office:value="793" calcext:value-type="float">
            <text:p>793</text:p>
          </table:table-cell>
          <table:table-cell office:value-type="float" office:value="796" calcext:value-type="float">
            <text:p>796</text:p>
          </table:table-cell>
          <table:table-cell office:value-type="float" office:value="799" calcext:value-type="float">
            <text:p>799</text:p>
          </table:table-cell>
          <table:table-cell table:style-name="ce7" table:formula="of:=AVERAGE([.E39:.J39])" office:value-type="float" office:value="794.666666666667" calcext:value-type="float">
            <text:p>795</text:p>
          </table:table-cell>
          <table:table-cell table:style-name="ce8" table:formula="of:=STDEV([.E39:.J39])" office:value-type="float" office:value="2.58198889747161" calcext:value-type="float">
            <text:p>2,6</text:p>
          </table:table-cell>
          <table:table-cell table:style-name="ce9" table:formula="of:=[.D39]/5*1023 - [.K39]" office:value-type="float" office:value="23.7333333333335" calcext:value-type="float">
            <text:p>23,73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4</text:p>
          </table:table-cell>
          <table:table-cell office:value-type="float" office:value="4.25" calcext:value-type="float">
            <text:p>4,25</text:p>
          </table:table-cell>
          <table:table-cell table:number-columns-repeated="2" office:value-type="float" office:value="842" calcext:value-type="float">
            <text:p>842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842" calcext:value-type="float">
            <text:p>842</text:p>
          </table:table-cell>
          <table:table-cell office:value-type="float" office:value="847" calcext:value-type="float">
            <text:p>847</text:p>
          </table:table-cell>
          <table:table-cell table:style-name="ce7" table:formula="of:=AVERAGE([.E40:.J40])" office:value-type="float" office:value="843.333333333333" calcext:value-type="float">
            <text:p>843</text:p>
          </table:table-cell>
          <table:table-cell table:style-name="ce8" table:formula="of:=STDEV([.E40:.J40])" office:value-type="float" office:value="2.16024689946929" calcext:value-type="float">
            <text:p>2,2</text:p>
          </table:table-cell>
          <table:table-cell table:style-name="ce9" table:formula="of:=[.D40]/5*1023 - [.K40]" office:value-type="float" office:value="26.2166666666666" calcext:value-type="float">
            <text:p>26,22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4</text:p>
          </table:table-cell>
          <table:table-cell office:value-type="float" office:value="4.4" calcext:value-type="float">
            <text:p>4,4</text:p>
          </table:table-cell>
          <table:table-cell office:value-type="float" office:value="865" calcext:value-type="float">
            <text:p>865</text:p>
          </table:table-cell>
          <table:table-cell office:value-type="float" office:value="868" calcext:value-type="float">
            <text:p>868</text:p>
          </table:table-cell>
          <table:table-cell office:value-type="float" office:value="866" calcext:value-type="float">
            <text:p>866</text:p>
          </table:table-cell>
          <table:table-cell office:value-type="float" office:value="868" calcext:value-type="float">
            <text:p>868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table:style-name="ce7" table:formula="of:=AVERAGE([.E41:.J41])" office:value-type="float" office:value="867" calcext:value-type="float">
            <text:p>867</text:p>
          </table:table-cell>
          <table:table-cell table:style-name="ce8" table:formula="of:=STDEV([.E41:.J41])" office:value-type="float" office:value="1.26491106406735" calcext:value-type="float">
            <text:p>1,3</text:p>
          </table:table-cell>
          <table:table-cell table:style-name="ce9" table:formula="of:=[.D41]/5*1023 - [.K41]" office:value-type="float" office:value="33.2400000000001" calcext:value-type="float">
            <text:p>33,24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4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870" calcext:value-type="float">
            <text:p>870</text:p>
          </table:table-cell>
          <table:table-cell office:value-type="float" office:value="872" calcext:value-type="float">
            <text:p>872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67" calcext:value-type="float">
            <text:p>867</text:p>
          </table:table-cell>
          <table:table-cell table:style-name="ce7" table:formula="of:=AVERAGE([.E42:.J42])" office:value-type="float" office:value="869.666666666667" calcext:value-type="float">
            <text:p>870</text:p>
          </table:table-cell>
          <table:table-cell table:style-name="ce8" table:formula="of:=STDEV([.E42:.J42])" office:value-type="float" office:value="1.63299316185545" calcext:value-type="float">
            <text:p>1,6</text:p>
          </table:table-cell>
          <table:table-cell table:style-name="ce9" table:formula="of:=[.D42]/5*1023 - [.K42]" office:value-type="float" office:value="51.0333333333334" calcext:value-type="float">
            <text:p>51,03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3"/>
          <table:table-cell/>
          <table:table-cell office:value-type="string" calcext:value-type="string">
            <text:p>S4</text:p>
          </table:table-cell>
          <table:table-cell office:value-type="float" office:value="5" calcext:value-type="float">
            <text:p>5</text:p>
          </table:table-cell>
          <table:table-cell office:value-type="float" office:value="878" calcext:value-type="float">
            <text:p>878</text:p>
          </table:table-cell>
          <table:table-cell office:value-type="float" office:value="877" calcext:value-type="float">
            <text:p>877</text:p>
          </table:table-cell>
          <table:table-cell office:value-type="float" office:value="876" calcext:value-type="float">
            <text:p>876</text:p>
          </table:table-cell>
          <table:table-cell office:value-type="float" office:value="878" calcext:value-type="float">
            <text:p>878</text:p>
          </table:table-cell>
          <table:table-cell office:value-type="float" office:value="876" calcext:value-type="float">
            <text:p>876</text:p>
          </table:table-cell>
          <table:table-cell office:value-type="float" office:value="875" calcext:value-type="float">
            <text:p>875</text:p>
          </table:table-cell>
          <table:table-cell table:style-name="ce7" table:formula="of:=AVERAGE([.E43:.J43])" office:value-type="float" office:value="876.666666666667" calcext:value-type="float">
            <text:p>877</text:p>
          </table:table-cell>
          <table:table-cell table:style-name="ce8" table:formula="of:=STDEV([.E43:.J43])" office:value-type="float" office:value="1.211060141639" calcext:value-type="float">
            <text:p>1,2</text:p>
          </table:table-cell>
          <table:table-cell table:style-name="ce9" table:formula="of:=[.D43]/5*1023 - [.K43]" office:value-type="float" office:value="146.333333333333" calcext:value-type="float">
            <text:p>146,33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7"/>
          <table:table-cell table:style-name="ce10" table:number-columns-repeated="6"/>
          <table:table-cell table:number-columns-repeated="1000"/>
        </table:table-row>
        <table:table-row table:style-name="ro1">
          <table:table-cell table:number-columns-repeated="19"/>
          <table:table-cell table:style-name="ce10" table:number-columns-repeated="4"/>
          <table:table-cell table:number-columns-repeated="1000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Calib.C4:Calib.L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number:percentage-style style:name="N126">
      <number:number number:decimal-places="0" loext:min-decimal-places="0" number:min-integer-digits="1"/>
      <number:text>%</number:text>
    </number:percentage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00-00-00</text:date>, <text:time style:data-style-name="N2" text:time-value="15:23:11.165303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</meta:initial-creator>
    <meta:creation-date>2017-07-24T13:47:32.232160018</meta:creation-date>
    <dc:date>2017-07-30T15:39:12.064122706</dc:date>
    <dc:creator>Markus </dc:creator>
    <meta:editing-duration>PT32M47S</meta:editing-duration>
    <meta:editing-cycles>8</meta:editing-cycles>
    <meta:generator>LibreOffice/5.2.7.2$Linux_X86_64 LibreOffice_project/20m0$Build-2</meta:generator>
    <meta:document-statistic meta:table-count="1" meta:cell-count="45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6.751cm" xlink:href=".." xlink:type="simple" chart:class="chart:scatter" chart:style-name="ch1">
        <chart:title svg:x="5.652cm" svg:y="0.271cm" chart:style-name="ch2">
          <text:p>S1</text:p>
        </chart:title>
        <chart:legend chart:legend-position="end" svg:x="9.731cm" svg:y="2.827cm" style:legend-expansion="high" chart:style-name="ch3"/>
        <chart:plot-area chart:style-name="ch4" table:cell-range-address="Calib.D5:Calib.D13 Calib.K4:Calib.L13" chart:data-source-has-labels="row" svg:x="1.251cm" svg:y="1.185cm" svg:width="8.24cm" svg:height="4.45cm">
          <chartooo:coordinate-region svg:x="2.243cm" svg:y="1.385cm" svg:width="6.52cm" svg:height="3.603cm"/>
          <chart:axis chart:dimension="x" chart:name="primary-x" chart:style-name="ch5">
            <chart:title svg:x="5.076cm" svg:y="5.77cm" chart:style-name="ch6">
              <text:p>volt</text:p>
            </chart:title>
            <chart:grid chart:style-name="ch7" chart:class="major"/>
          </chart:axis>
          <chart:axis chart:dimension="y" chart:name="primary-y" chart:style-name="ch8">
            <chart:title svg:x="0.451cm" svg:y="3.732cm" chart:style-name="ch9">
              <text:p>adc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Calib.K5:Calib.K13" chart:label-cell-address="Calib.K4:Calib.K4" chart:class="chart:scatter">
            <chart:domain table:cell-range-address="Calib.D5:Calib.D13"/>
            <chart:data-point chart:repeated="9"/>
          </chart:series>
          <chart:series chart:attached-axis="secondary-y" chart:style-name="ch12" chart:values-cell-range-address="Calib.L5:Calib.L13" chart:label-cell-address="Calib.L4:Calib.L4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del</text:p>
                <draw:g>
                  <svg:desc>Calib.K4:Calib.K4</svg:desc>
                </draw:g>
              </table:table-cell>
              <table:table-cell office:value-type="string">
                <text:p>stdav</text:p>
                <draw:g>
                  <svg:desc>Calib.L4:Calib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.D5:Calib.D13</svg:desc>
                </draw:g>
              </table:table-cell>
              <table:table-cell office:value-type="float" office:value="8.16666666666667">
                <text:p>8.16666666666667</text:p>
                <draw:g>
                  <svg:desc>Calib.K5:Calib.K13</svg:desc>
                </draw:g>
              </table:table-cell>
              <table:table-cell office:value-type="float" office:value="1.16904519445001">
                <text:p>1.16904519445001</text:p>
                <draw:g>
                  <svg:desc>Calib.L5:Calib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0.666666666667">
                <text:p>200.666666666667</text:p>
              </table:table-cell>
              <table:table-cell office:value-type="float" office:value="3.44480284873702">
                <text:p>3.44480284873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95.833333333333">
                <text:p>395.833333333333</text:p>
              </table:table-cell>
              <table:table-cell office:value-type="float" office:value="3.06050104830347">
                <text:p>3.06050104830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96.166666666667">
                <text:p>596.166666666667</text:p>
              </table:table-cell>
              <table:table-cell office:value-type="float" office:value="2.71416039810964">
                <text:p>2.71416039810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95.5">
                <text:p>795.5</text:p>
              </table:table-cell>
              <table:table-cell office:value-type="float" office:value="2.16794833886788">
                <text:p>2.16794833886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843.666666666667">
                <text:p>843.666666666667</text:p>
              </table:table-cell>
              <table:table-cell office:value-type="float" office:value="1.36626010212795">
                <text:p>1.36626010212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863.833333333333">
                <text:p>863.833333333333</text:p>
              </table:table-cell>
              <table:table-cell office:value-type="float" office:value="0.752772652709081">
                <text:p>0.752772652709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866.5">
                <text:p>866.5</text:p>
              </table:table-cell>
              <table:table-cell office:value-type="float" office:value="1.6431676725155">
                <text:p>1.6431676725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72.833333333333">
                <text:p>872.833333333333</text:p>
              </table:table-cell>
              <table:table-cell office:value-type="float" office:value="1.72240142436851">
                <text:p>1.72240142436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6.761cm" xlink:href=".." xlink:type="simple" chart:class="chart:scatter" chart:style-name="ch1">
        <chart:title svg:x="5.652cm" svg:y="0.271cm" chart:style-name="ch2">
          <text:p>S2</text:p>
        </chart:title>
        <chart:legend chart:legend-position="end" svg:x="9.731cm" svg:y="2.832cm" style:legend-expansion="high" chart:style-name="ch3"/>
        <chart:plot-area chart:style-name="ch4" table:cell-range-address="Calib.D15:Calib.D23 Calib.K14:Calib.L23" chart:data-source-has-labels="row" svg:x="1.251cm" svg:y="1.185cm" svg:width="8.24cm" svg:height="4.46cm">
          <chartooo:coordinate-region svg:x="2.243cm" svg:y="1.385cm" svg:width="6.52cm" svg:height="3.613cm"/>
          <chart:axis chart:dimension="x" chart:name="primary-x" chart:style-name="ch5">
            <chart:title svg:x="5.076cm" svg:y="5.78cm" chart:style-name="ch6">
              <text:p>volt</text:p>
            </chart:title>
            <chart:grid chart:style-name="ch7" chart:class="major"/>
          </chart:axis>
          <chart:axis chart:dimension="y" chart:name="primary-y" chart:style-name="ch8">
            <chart:title svg:x="0.451cm" svg:y="3.737cm" chart:style-name="ch9">
              <text:p>adc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Calib.K15:Calib.K23" chart:label-cell-address="Calib.K14:Calib.K14" chart:class="chart:scatter">
            <chart:domain table:cell-range-address="Calib.D15:Calib.D23"/>
            <chart:data-point chart:repeated="9"/>
          </chart:series>
          <chart:series chart:attached-axis="secondary-y" chart:style-name="ch12" chart:values-cell-range-address="Calib.L15:Calib.L23" chart:label-cell-address="Calib.L14:Calib.L14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del</text:p>
                <draw:g>
                  <svg:desc>Calib.K14:Calib.K14</svg:desc>
                </draw:g>
              </table:table-cell>
              <table:table-cell office:value-type="string">
                <text:p>stdav</text:p>
                <draw:g>
                  <svg:desc>Calib.L14:Calib.L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.D15:Calib.D23</svg:desc>
                </draw:g>
              </table:table-cell>
              <table:table-cell office:value-type="float" office:value="7.66666666666667">
                <text:p>7.66666666666667</text:p>
                <draw:g>
                  <svg:desc>Calib.K15:Calib.K23</svg:desc>
                </draw:g>
              </table:table-cell>
              <table:table-cell office:value-type="float" office:value="0.516397779494322">
                <text:p>0.516397779494322</text:p>
                <draw:g>
                  <svg:desc>Calib.L15:Calib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2">
                <text:p>202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01">
                <text:p>401</text:p>
              </table:table-cell>
              <table:table-cell office:value-type="float" office:value="1.78885438199983">
                <text:p>1.7888543819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92.5">
                <text:p>592.5</text:p>
              </table:table-cell>
              <table:table-cell office:value-type="float" office:value="2.07364413533277">
                <text:p>2.07364413533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94.5">
                <text:p>794.5</text:p>
              </table:table-cell>
              <table:table-cell office:value-type="float" office:value="2.94957624075052">
                <text:p>2.94957624075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843.666666666667">
                <text:p>843.666666666667</text:p>
              </table:table-cell>
              <table:table-cell office:value-type="float" office:value="1.36626010212795">
                <text:p>1.36626010212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869">
                <text:p>869</text:p>
              </table:table-cell>
              <table:table-cell office:value-type="float" office:value="3.57770876399966">
                <text:p>3.57770876399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869.166666666667">
                <text:p>869.166666666667</text:p>
              </table:table-cell>
              <table:table-cell office:value-type="float" office:value="0.408248290463863">
                <text:p>0.408248290463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76.833333333333">
                <text:p>876.833333333333</text:p>
              </table:table-cell>
              <table:table-cell office:value-type="float" office:value="1.32916013582513">
                <text:p>1.3291601358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6.751cm" xlink:href=".." xlink:type="simple" chart:class="chart:scatter" chart:style-name="ch1">
        <chart:title svg:x="5.652cm" svg:y="0.271cm" chart:style-name="ch2">
          <text:p>S3</text:p>
        </chart:title>
        <chart:legend chart:legend-position="end" svg:x="9.731cm" svg:y="2.827cm" style:legend-expansion="high" chart:style-name="ch3"/>
        <chart:plot-area chart:style-name="ch4" table:cell-range-address="Calib.D25:Calib.D33 Calib.K24:Calib.L33" chart:data-source-has-labels="row" svg:x="1.251cm" svg:y="1.185cm" svg:width="8.24cm" svg:height="4.45cm">
          <chartooo:coordinate-region svg:x="2.243cm" svg:y="1.385cm" svg:width="6.52cm" svg:height="3.603cm"/>
          <chart:axis chart:dimension="x" chart:name="primary-x" chart:style-name="ch5">
            <chart:title svg:x="5.076cm" svg:y="5.77cm" chart:style-name="ch6">
              <text:p>volt</text:p>
            </chart:title>
          </chart:axis>
          <chart:axis chart:dimension="y" chart:name="primary-y" chart:style-name="ch7">
            <chart:title svg:x="0.451cm" svg:y="3.732cm" chart:style-name="ch8">
              <text:p>adc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Calib.K25:Calib.K33" chart:label-cell-address="Calib.K24:Calib.K24" chart:class="chart:scatter">
            <chart:domain table:cell-range-address="Calib.D25:Calib.D33"/>
            <chart:data-point chart:repeated="9"/>
          </chart:series>
          <chart:series chart:attached-axis="secondary-y" chart:style-name="ch12" chart:values-cell-range-address="Calib.L25:Calib.L33" chart:label-cell-address="Calib.L24:Calib.L24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del</text:p>
                <draw:g>
                  <svg:desc>Calib.K24:Calib.K24</svg:desc>
                </draw:g>
              </table:table-cell>
              <table:table-cell office:value-type="string">
                <text:p>stdav</text:p>
                <draw:g>
                  <svg:desc>Calib.L24:Calib.L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.D25:Calib.D33</svg:desc>
                </draw:g>
              </table:table-cell>
              <table:table-cell office:value-type="float" office:value="8.66666666666667">
                <text:p>8.66666666666667</text:p>
                <draw:g>
                  <svg:desc>Calib.K25:Calib.K33</svg:desc>
                </draw:g>
              </table:table-cell>
              <table:table-cell office:value-type="float" office:value="1.63299316185545">
                <text:p>1.63299316185545</text:p>
                <draw:g>
                  <svg:desc>Calib.L25:Calib.L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2.58198889747161">
                <text:p>2.58198889747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1.36626010212795">
                <text:p>1.36626010212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95.833333333333">
                <text:p>595.833333333333</text:p>
              </table:table-cell>
              <table:table-cell office:value-type="float" office:value="2.31660671385254">
                <text:p>2.31660671385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94.833333333333">
                <text:p>794.833333333333</text:p>
              </table:table-cell>
              <table:table-cell office:value-type="float" office:value="0.752772652709081">
                <text:p>0.752772652709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842.666666666667">
                <text:p>842.666666666667</text:p>
              </table:table-cell>
              <table:table-cell office:value-type="float" office:value="1.36626010212795">
                <text:p>1.36626010212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864.5">
                <text:p>864.5</text:p>
              </table:table-cell>
              <table:table-cell office:value-type="float" office:value="2.34520787991171">
                <text:p>2.34520787991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867.5">
                <text:p>867.5</text:p>
              </table:table-cell>
              <table:table-cell office:value-type="float" office:value="1.22474487139159">
                <text:p>1.22474487139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72.833333333333">
                <text:p>872.833333333333</text:p>
              </table:table-cell>
              <table:table-cell office:value-type="float" office:value="1.72240142436851">
                <text:p>1.722401424368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6.751cm" xlink:href=".." xlink:type="simple" chart:class="chart:scatter" chart:style-name="ch1">
        <chart:title svg:x="5.652cm" svg:y="0.271cm" chart:style-name="ch2">
          <text:p>S4</text:p>
        </chart:title>
        <chart:legend chart:legend-position="end" svg:x="9.731cm" svg:y="2.827cm" style:legend-expansion="high" chart:style-name="ch3"/>
        <chart:plot-area chart:style-name="ch4" table:cell-range-address="Calib.D35:Calib.D43 Calib.K34:Calib.L43" chart:data-source-has-labels="row" svg:x="1.251cm" svg:y="1.185cm" svg:width="8.24cm" svg:height="4.45cm">
          <chartooo:coordinate-region svg:x="2.243cm" svg:y="1.385cm" svg:width="6.52cm" svg:height="3.603cm"/>
          <chart:axis chart:dimension="x" chart:name="primary-x" chart:style-name="ch5">
            <chart:title svg:x="5.076cm" svg:y="5.77cm" chart:style-name="ch6">
              <text:p>volt</text:p>
            </chart:title>
          </chart:axis>
          <chart:axis chart:dimension="y" chart:name="primary-y" chart:style-name="ch7">
            <chart:title svg:x="0.451cm" svg:y="3.732cm" chart:style-name="ch8">
              <text:p>adc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Calib.K35:Calib.K43" chart:label-cell-address="Calib.K34:Calib.K34" chart:class="chart:scatter">
            <chart:domain table:cell-range-address="Calib.D35:Calib.D43"/>
            <chart:data-point chart:repeated="9"/>
          </chart:series>
          <chart:series chart:attached-axis="secondary-y" chart:style-name="ch12" chart:values-cell-range-address="Calib.L35:Calib.L43" chart:label-cell-address="Calib.L34:Calib.L34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del</text:p>
                <draw:g>
                  <svg:desc>Calib.K34:Calib.K34</svg:desc>
                </draw:g>
              </table:table-cell>
              <table:table-cell office:value-type="string">
                <text:p>stdav</text:p>
                <draw:g>
                  <svg:desc>Calib.L34:Calib.L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.D35:Calib.D43</svg:desc>
                </draw:g>
              </table:table-cell>
              <table:table-cell office:value-type="float" office:value="7.83333333333333">
                <text:p>7.83333333333333</text:p>
                <draw:g>
                  <svg:desc>Calib.K35:Calib.K43</svg:desc>
                </draw:g>
              </table:table-cell>
              <table:table-cell office:value-type="float" office:value="0.408248290463863">
                <text:p>0.408248290463863</text:p>
                <draw:g>
                  <svg:desc>Calib.L35:Calib.L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1.333333333333">
                <text:p>201.333333333333</text:p>
              </table:table-cell>
              <table:table-cell office:value-type="float" office:value="2.16024689946929">
                <text:p>2.16024689946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00.166666666667">
                <text:p>400.166666666667</text:p>
              </table:table-cell>
              <table:table-cell office:value-type="float" office:value="1.16904519445001">
                <text:p>1.16904519445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91.833333333333">
                <text:p>591.833333333333</text:p>
              </table:table-cell>
              <table:table-cell office:value-type="float" office:value="1.47196014438797">
                <text:p>1.47196014438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94.666666666667">
                <text:p>794.666666666667</text:p>
              </table:table-cell>
              <table:table-cell office:value-type="float" office:value="2.58198889747161">
                <text:p>2.58198889747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843.333333333333">
                <text:p>843.333333333333</text:p>
              </table:table-cell>
              <table:table-cell office:value-type="float" office:value="2.16024689946929">
                <text:p>2.16024689946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867">
                <text:p>867</text:p>
              </table:table-cell>
              <table:table-cell office:value-type="float" office:value="1.26491106406735">
                <text:p>1.26491106406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869.666666666667">
                <text:p>869.666666666667</text:p>
              </table:table-cell>
              <table:table-cell office:value-type="float" office:value="1.63299316185545">
                <text:p>1.63299316185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76.666666666667">
                <text:p>876.666666666667</text:p>
              </table:table-cell>
              <table:table-cell office:value-type="float" office:value="1.211060141639">
                <text:p>1.2110601416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65cm" svg:height="7.012cm" xlink:href=".." xlink:type="simple" chart:class="chart:scatter" chart:style-name="ch1">
        <chart:title svg:x="4.932cm" svg:y="0.276cm" chart:style-name="ch2">
          <text:p>AD value diff</text:p>
        </chart:title>
        <chart:legend chart:legend-position="end" svg:x="9.56cm" svg:y="2.46cm" style:legend-expansion="high" chart:style-name="ch3"/>
        <chart:plot-area chart:style-name="ch4" table:cell-range-address="Calib.D5:Calib.D13 Calib.B1:Calib.B1 Calib.M5:Calib.M13 Calib.M25:Calib.M33 Calib.M35:Calib.M43 Calib.M15:Calib.M23" chart:data-source-has-labels="row" svg:x="0.249cm" svg:y="1.195cm" svg:width="9.062cm" svg:height="5.677cm">
          <chartooo:coordinate-region svg:x="1.453cm" svg:y="1.394cm" svg:width="7.685cm" svg:height="5.2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alib.M5:Calib.M13" chart:label-cell-address="Calib.B1:Calib.B1" chart:class="chart:scatter">
            <chart:domain table:cell-range-address="Calib.D5:Calib.D13"/>
            <chart:data-point chart:repeated="9"/>
          </chart:series>
          <chart:series chart:style-name="ch9" chart:values-cell-range-address="Calib.M25:Calib.M33" chart:label-cell-address="Calib.B1:Calib.B1" chart:class="chart:scatter">
            <chart:domain table:cell-range-address="Calib.D25:Calib.D33"/>
            <chart:data-point chart:repeated="9"/>
          </chart:series>
          <chart:series chart:style-name="ch10" chart:values-cell-range-address="Calib.M35:Calib.M43" chart:label-cell-address="Calib.B1:Calib.B1" chart:class="chart:scatter">
            <chart:domain table:cell-range-address="Calib.D35:Calib.D43"/>
            <chart:data-point chart:repeated="9"/>
          </chart:series>
          <chart:series chart:style-name="ch11" chart:values-cell-range-address="Calib.M15:Calib.M23" chart:label-cell-address="Calib.B1:Calib.B1" chart:class="chart:scatter">
            <chart:domain table:cell-range-address="Calib.D15:Calib.D23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/>
                <draw:g>
                  <svg:desc>Calib.B1:Calib.B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/>
                <draw:g>
                  <svg:desc>Calib.B1:Calib.B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/>
                <draw:g>
                  <svg:desc>Calib.B1:Calib.B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/>
                <draw:g>
                  <svg:desc>Calib.B1:Calib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.D5:Calib.D13</svg:desc>
                </draw:g>
              </table:table-cell>
              <table:table-cell office:value-type="float" office:value="-8.16666666666667">
                <text:p>-8.16666666666667</text:p>
                <draw:g>
                  <svg:desc>Calib.M5:Calib.M13</svg:desc>
                </draw:g>
              </table:table-cell>
              <table:table-cell office:value-type="float" office:value="0">
                <text:p>0</text:p>
                <draw:g>
                  <svg:desc>Calib.D25:Calib.D33</svg:desc>
                </draw:g>
              </table:table-cell>
              <table:table-cell office:value-type="float" office:value="-8.66666666666667">
                <text:p>-8.66666666666667</text:p>
                <draw:g>
                  <svg:desc>Calib.M25:Calib.M33</svg:desc>
                </draw:g>
              </table:table-cell>
              <table:table-cell office:value-type="float" office:value="0">
                <text:p>0</text:p>
                <draw:g>
                  <svg:desc>Calib.D35:Calib.D43</svg:desc>
                </draw:g>
              </table:table-cell>
              <table:table-cell office:value-type="float" office:value="-7.83333333333333">
                <text:p>-7.83333333333333</text:p>
                <draw:g>
                  <svg:desc>Calib.M35:Calib.M43</svg:desc>
                </draw:g>
              </table:table-cell>
              <table:table-cell office:value-type="float" office:value="0">
                <text:p>0</text:p>
                <draw:g>
                  <svg:desc>Calib.D15:Calib.D23</svg:desc>
                </draw:g>
              </table:table-cell>
              <table:table-cell office:value-type="float" office:value="-7.66666666666667">
                <text:p>-7.66666666666667</text:p>
                <draw:g>
                  <svg:desc>Calib.M15:Calib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93333333333337">
                <text:p>3.93333333333337</text:p>
              </table:table-cell>
              <table:table-cell office:value-type="float" office:value="1">
                <text:p>1</text:p>
              </table:table-cell>
              <table:table-cell office:value-type="float" office:value="5.93333333333337">
                <text:p>5.93333333333337</text:p>
              </table:table-cell>
              <table:table-cell office:value-type="float" office:value="1">
                <text:p>1</text:p>
              </table:table-cell>
              <table:table-cell office:value-type="float" office:value="3.26666666666668">
                <text:p>3.26666666666668</text:p>
              </table:table-cell>
              <table:table-cell office:value-type="float" office:value="1">
                <text:p>1</text:p>
              </table:table-cell>
              <table:table-cell office:value-type="float" office:value="2.60000000000002">
                <text:p>2.60000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.3666666666667">
                <text:p>13.3666666666667</text:p>
              </table:table-cell>
              <table:table-cell office:value-type="float" office:value="2">
                <text:p>2</text:p>
              </table:table-cell>
              <table:table-cell office:value-type="float" office:value="11.8666666666667">
                <text:p>11.8666666666667</text:p>
              </table:table-cell>
              <table:table-cell office:value-type="float" office:value="2">
                <text:p>2</text:p>
              </table:table-cell>
              <table:table-cell office:value-type="float" office:value="9.03333333333336">
                <text:p>9.03333333333336</text:p>
              </table:table-cell>
              <table:table-cell office:value-type="float" office:value="2">
                <text:p>2</text:p>
              </table:table-cell>
              <table:table-cell office:value-type="float" office:value="8.20000000000005">
                <text:p>8.20000000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.6333333333333">
                <text:p>17.6333333333333</text:p>
              </table:table-cell>
              <table:table-cell office:value-type="float" office:value="3">
                <text:p>3</text:p>
              </table:table-cell>
              <table:table-cell office:value-type="float" office:value="17.9666666666666">
                <text:p>17.9666666666666</text:p>
              </table:table-cell>
              <table:table-cell office:value-type="float" office:value="3">
                <text:p>3</text:p>
              </table:table-cell>
              <table:table-cell office:value-type="float" office:value="21.9666666666666">
                <text:p>21.9666666666666</text:p>
              </table:table-cell>
              <table:table-cell office:value-type="float" office:value="3">
                <text:p>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.9000000000001">
                <text:p>22.9000000000001</text:p>
              </table:table-cell>
              <table:table-cell office:value-type="float" office:value="4">
                <text:p>4</text:p>
              </table:table-cell>
              <table:table-cell office:value-type="float" office:value="23.5666666666667">
                <text:p>23.5666666666667</text:p>
              </table:table-cell>
              <table:table-cell office:value-type="float" office:value="4">
                <text:p>4</text:p>
              </table:table-cell>
              <table:table-cell office:value-type="float" office:value="23.7333333333335">
                <text:p>23.7333333333335</text:p>
              </table:table-cell>
              <table:table-cell office:value-type="float" office:value="4">
                <text:p>4</text:p>
              </table:table-cell>
              <table:table-cell office:value-type="float" office:value="23.9000000000001">
                <text:p>23.9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25.8833333333333">
                <text:p>25.8833333333333</text:p>
              </table:table-cell>
              <table:table-cell office:value-type="float" office:value="4.25">
                <text:p>4.25</text:p>
              </table:table-cell>
              <table:table-cell office:value-type="float" office:value="26.8833333333333">
                <text:p>26.8833333333333</text:p>
              </table:table-cell>
              <table:table-cell office:value-type="float" office:value="4.25">
                <text:p>4.25</text:p>
              </table:table-cell>
              <table:table-cell office:value-type="float" office:value="26.2166666666666">
                <text:p>26.2166666666666</text:p>
              </table:table-cell>
              <table:table-cell office:value-type="float" office:value="4.25">
                <text:p>4.25</text:p>
              </table:table-cell>
              <table:table-cell office:value-type="float" office:value="25.8833333333333">
                <text:p>25.88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36.4066666666668">
                <text:p>36.4066666666668</text:p>
              </table:table-cell>
              <table:table-cell office:value-type="float" office:value="4.4">
                <text:p>4.4</text:p>
              </table:table-cell>
              <table:table-cell office:value-type="float" office:value="35.7400000000001">
                <text:p>35.7400000000001</text:p>
              </table:table-cell>
              <table:table-cell office:value-type="float" office:value="4.4">
                <text:p>4.4</text:p>
              </table:table-cell>
              <table:table-cell office:value-type="float" office:value="33.2400000000001">
                <text:p>33.2400000000001</text:p>
              </table:table-cell>
              <table:table-cell office:value-type="float" office:value="4.4">
                <text:p>4.4</text:p>
              </table:table-cell>
              <table:table-cell office:value-type="float" office:value="31.2400000000001">
                <text:p>31.24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54.2">
                <text:p>54.2</text:p>
              </table:table-cell>
              <table:table-cell office:value-type="float" office:value="4.5">
                <text:p>4.5</text:p>
              </table:table-cell>
              <table:table-cell office:value-type="float" office:value="53.2000000000001">
                <text:p>53.2000000000001</text:p>
              </table:table-cell>
              <table:table-cell office:value-type="float" office:value="4.5">
                <text:p>4.5</text:p>
              </table:table-cell>
              <table:table-cell office:value-type="float" office:value="51.0333333333334">
                <text:p>51.0333333333334</text:p>
              </table:table-cell>
              <table:table-cell office:value-type="float" office:value="4.5">
                <text:p>4.5</text:p>
              </table:table-cell>
              <table:table-cell office:value-type="float" office:value="51.5333333333334">
                <text:p>51.5333333333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50.166666666667">
                <text:p>150.166666666667</text:p>
              </table:table-cell>
              <table:table-cell office:value-type="float" office:value="5">
                <text:p>5</text:p>
              </table:table-cell>
              <table:table-cell office:value-type="float" office:value="150.166666666667">
                <text:p>150.166666666667</text:p>
              </table:table-cell>
              <table:table-cell office:value-type="float" office:value="5">
                <text:p>5</text:p>
              </table:table-cell>
              <table:table-cell office:value-type="float" office:value="146.333333333333">
                <text:p>146.333333333333</text:p>
              </table:table-cell>
              <table:table-cell office:value-type="float" office:value="5">
                <text:p>5</text:p>
              </table:table-cell>
              <table:table-cell office:value-type="float" office:value="146.166666666667">
                <text:p>146.1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